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938in" table:align="left"/>
    </style:style>
    <style:style style:name="Table1.A" style:family="table-column">
      <style:table-column-properties style:column-width="4.7917in"/>
    </style:style>
    <style:style style:name="Table1.B" style:family="table-column">
      <style:table-column-properties style:column-width="1.2021in"/>
    </style:style>
    <style:style style:name="Table1.A1" style:family="table-cell">
      <style:table-cell-properties fo:padding="0in" fo:border="none"/>
    </style:style>
    <style:style style:name="Table1.B2" style:family="table-cell" style:data-style-name="N0">
      <style:table-cell-properties fo:padding="0in" fo:border="none"/>
    </style:style>
    <style:style style:name="P1" style:family="paragraph" style:parent-style-name="Standard">
      <style:paragraph-properties fo:line-height="200%"/>
      <style:text-properties style:font-name="Times" fo:font-weight="bold" style:font-weight-asian="bold" style:font-weight-complex="bold"/>
    </style:style>
    <style:style style:name="P2" style:family="paragraph" style:parent-style-name="Standard">
      <style:paragraph-properties fo:line-height="200%"/>
      <style:text-properties style:font-name="Times" fo:font-weight="normal" style:font-weight-asian="normal" style:font-weight-complex="normal"/>
    </style:style>
    <style:style style:name="P3" style:family="paragraph" style:parent-style-name="Standard">
      <style:paragraph-properties fo:line-height="200%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200%" fo:text-align="center" style:justify-single-word="false"/>
      <style:text-properties style:font-name="Times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" fo:font-weight="bold" style:font-weight-asian="bold" style:font-weight-complex="bold"/>
    </style:style>
    <style:style style:name="P11" style:family="paragraph" style:parent-style-name="Standard">
      <style:paragraph-properties fo:line-height="200%" fo:text-align="center" style:justify-single-word="false"/>
      <style:text-properties style:font-name="Times" fo:font-weight="bold" style:font-weight-asian="bold" style:font-weight-complex="bold"/>
    </style:style>
    <style:style style:name="P12" style:family="paragraph" style:parent-style-name="Standard" style:master-page-name="Standard">
      <style:paragraph-properties fo:line-height="200%" fo:text-align="center" style:justify-single-word="false" style:page-number="auto"/>
      <style:text-properties style:font-name="Times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"/>
    </style:style>
    <style:style style:name="P14" style:family="paragraph" style:parent-style-name="Table_20_Contents">
      <style:paragraph-properties fo:text-align="start" style:justify-single-word="false"/>
      <style:text-properties style:font-name="Times"/>
    </style:style>
    <style:style style:name="P15" style:family="paragraph" style:parent-style-name="Table_20_Contents">
      <style:paragraph-properties fo:text-align="end" style:justify-single-word="false"/>
      <style:text-properties style:font-name="Times"/>
    </style:style>
    <style:style style:name="P16" style:family="paragraph" style:parent-style-name="Table_20_Contents">
      <style:paragraph-properties fo:text-align="start" style:justify-single-word="false"/>
      <style:text-properties style:font-name="Times" fo:font-weight="bold" style:font-weight-asian="bold" style:font-weight-complex="bold"/>
    </style:style>
    <style:style style:name="T1" style:family="text">
      <style:text-properties style:font-name-asian="Times New Roman1" style:font-name-complex="Times New Roman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><text:span text:style-name="T1">The Design And Social Challenges Of </text:span></text:p>
      <text:p text:style-name="P7">Developing Massively Multiplayer Online Games</text:p>
      <text:p text:style-name="P9"/>
      <text:p text:style-name="P9"/>
      <text:p text:style-name="P5">A Research Paper</text:p>
      <text:p text:style-name="P5">in STS 4600</text:p>
      <text:p text:style-name="P5">Presented to </text:p>
      <text:p text:style-name="P5">The Faculty of the</text:p>
      <text:p text:style-name="P5">School of Engineering and Applied Science</text:p>
      <text:p text:style-name="P5">University of Virginia</text:p>
      <text:p text:style-name="P5">In Partial Fulfillment of the Requirements for the Degree</text:p>
      <text:p text:style-name="P5">Bachelor of Science in Computer Science</text:p>
      <text:p text:style-name="P5"/>
      <text:p text:style-name="P5"/>
      <text:p text:style-name="P5"/>
      <text:p text:style-name="P5"/>
      <text:p text:style-name="P4">By</text:p>
      <text:p text:style-name="P4">Domenic Tessari</text:p>
      <text:p text:style-name="P4">November 17, 2011</text:p>
      <text:p text:style-name="P8"/>
      <text:p text:style-name="P8"/>
      <text:p text:style-name="P8"/>
      <text:p text:style-name="P4">On my honor as a University student, I have neither given nor received unauthorized aid on this assignment as defined by the Honor Guidelines for Thesis Related Assignments</text:p>
      <text:p text:style-name="P4">Signed: ______________________________________________Date: ____________</text:p>
      <text:p text:style-name="P4">Approved: ____________________________________________ Date: ___________</text:p>
      <text:p text:style-name="P11"/>
      <text:p text:style-name="P12">TABLE OF CONTENTS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Abstract</text:p>
            <text:p text:style-name="P16"/>
            <text:p text:style-name="P16"/>
          </table:table-cell>
          <table:table-cell table:style-name="Table1.A1" office:value-type="string">
            <text:p text:style-name="P15">ii</text:p>
          </table:table-cell>
        </table:table-row>
        <table:table-row>
          <table:table-cell table:style-name="Table1.A1" office:value-type="string">
            <text:p text:style-name="P16">The Rise of Social Gaming</text:p>
            <text:p text:style-name="P16"/>
            <text:p text:style-name="P16"/>
          </table:table-cell>
          <table:table-cell table:style-name="Table1.B2" office:value-type="float" office:value="1">
            <text:p text:style-name="P15">1</text:p>
          </table:table-cell>
        </table:table-row>
        <table:table-row>
          <table:table-cell table:style-name="Table1.A1" office:value-type="string">
            <text:p text:style-name="P16">Why They Play</text:p>
            <text:p text:style-name="P16"/>
            <text:p text:style-name="P16"/>
          </table:table-cell>
          <table:table-cell table:style-name="Table1.B2" office:value-type="float" office:value="4">
            <text:p text:style-name="P15">4</text:p>
          </table:table-cell>
        </table:table-row>
        <table:table-row>
          <table:table-cell table:style-name="Table1.A1" office:value-type="string">
            <text:p text:style-name="P16">Demographics and Cultural Divides</text:p>
            <text:p text:style-name="P16"/>
            <text:p text:style-name="P16"/>
          </table:table-cell>
          <table:table-cell table:style-name="Table1.B2" office:value-type="float" office:value="8">
            <text:p text:style-name="P15">8</text:p>
          </table:table-cell>
        </table:table-row>
        <table:table-row>
          <table:table-cell table:style-name="Table1.A1" office:value-type="string">
            <text:p text:style-name="P16">Bugs, Glitches, and Exploits: Addressing Emergent Behavior</text:p>
            <text:p text:style-name="P16"/>
            <text:p text:style-name="P16"/>
          </table:table-cell>
          <table:table-cell table:style-name="Table1.B2" office:value-type="float" office:value="11">
            <text:p text:style-name="P15">11</text:p>
          </table:table-cell>
        </table:table-row>
        <table:table-row>
          <table:table-cell table:style-name="Table1.A1" office:value-type="string">
            <text:p text:style-name="P16">Closing Remarks</text:p>
            <text:p text:style-name="P16"/>
            <text:p text:style-name="P16"/>
          </table:table-cell>
          <table:table-cell table:style-name="Table1.B2" office:value-type="float" office:value="15">
            <text:p text:style-name="P15">15</text:p>
          </table:table-cell>
        </table:table-row>
        <table:table-row>
          <table:table-cell table:style-name="Table1.A1" office:value-type="string">
            <text:p text:style-name="P16">Works Cited</text:p>
            <text:p text:style-name="P16"/>
            <text:p text:style-name="P16"/>
          </table:table-cell>
          <table:table-cell table:style-name="Table1.B2" office:value-type="float" office:value="16">
            <text:p text:style-name="P15">16</text:p>
          </table:table-cell>
        </table:table-row>
        <table:table-row>
          <table:table-cell table:style-name="Table1.A1" office:value-type="string">
            <text:p text:style-name="P16">Bibliography</text:p>
          </table:table-cell>
          <table:table-cell table:style-name="Table1.B2" office:value-type="float" office:value="18">
            <text:p text:style-name="P15">18</text:p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ABSTRACT</text:p>
      <text:p text:style-name="P11"/>
      <text:p text:style-name="P2"><text:tab/>Massively Multiplayer Online Role Playing Games, otherwise known as MMORPGs or MMOs, are a fast growing sector of the entertainment industry with billions of dollars in revenue every year. <text:s/>With over 11.1 million players on Blizzard's World of Warcraft alone, more and more people are engaging in MMOs. <text:s/>The social aspect of the genre presents unique challenges to developers of the genre. <text:s/>Designers find themselves faced with attempting to appease a wide variety of players who enjoy and pay for their games. <text:s/>MMO players are drawn to the idea of advancing their characters, investing “Avatar Capital” into their online persona and developing a commitment to the game. <text:s/>Players also come from a diverse range of cultures and backgrounds that the game must remain sensitive to, and certain lucrative markets such as China can require extensive changes to the core game during localization. <text:s/>Programming oversights can also lead to complicated situations and game altering bugs and glitches, often complicating the integrity of the community and requiring a careful response from the designers. <text:s/>These problems require the designer to alter their position to that of a social engineer, taking on a new understanding of their players and the reasons people play to create a rich virtual world and keep the game profitable for the company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0.3799in" fo:margin-right="0in" fo:text-indent="-0.3799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style:num-format="i" text:select-page="current" text:page-adjust="-1">ii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1T00:10:24.46</meta:creation-date>
    <meta:editing-duration>PT13H37M12S</meta:editing-duration>
    <meta:editing-cycles>17</meta:editing-cycles>
    <meta:generator>OpenOffice.org/3.3$Win32 OpenOffice.org_project/330m20$Build-9567</meta:generator>
    <meta:initial-creator>Domenic Tessari</meta:initial-creator>
    <dc:date>2011-11-17T10:27:12.12</dc:date>
    <dc:creator>Domenic Tessari</dc:creator>
    <meta:printed-by>Domenic Tessari</meta:printed-by>
    <meta:print-date>2011-11-01T13:54:15.39</meta:print-date>
    <meta:document-statistic meta:table-count="1" meta:image-count="0" meta:object-count="0" meta:page-count="3" meta:paragraph-count="36" meta:word-count="340" meta:character-count="2201"/>
  </office:meta>
</office:document-meta>
</file>